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2.25cm" fo:min-width="14.5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="Circl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578cm" style:use-optimal-column-width="false"/>
    </style:style>
    <style:style style:name="co2" style:family="table-column">
      <style:table-column-properties style:column-width="2.435cm" style:use-optimal-column-width="false"/>
    </style:style>
    <style:style style:name="co3" style:family="table-column">
      <style:table-column-properties style:column-width="2.695cm" style:use-optimal-column-width="false"/>
    </style:style>
    <style:style style:name="co4" style:family="table-column">
      <style:table-column-properties style:column-width="2.305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draw:textarea-vertical-align="middle"/>
      <style:paragraph-properties fo:margin-left="0.3cm" fo:margin-right="0cm" fo:margin-top="0cm" fo:margin-bottom="0.2cm" fo:text-align="start" fo:text-indent="0cm"/>
    </style:style>
    <style:style style:name="ce2" style:family="table-cell">
      <loext:graphic-properties draw:textarea-vertical-align="middle"/>
      <style:paragraph-properties fo:margin-left="0cm" fo:margin-right="0cm" fo:margin-top="0cm" fo:margin-bottom="0.2cm" fo:text-align="center" fo:text-indent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.3cm" fo:margin-right="0cm" fo:margin-top="0cm" fo:margin-bottom="0.2cm" fo:text-align="start" fo:text-indent="0cm"/>
    </style:style>
    <style:style style:name="P3" style:family="paragraph">
      <style:paragraph-properties fo:margin-left="0cm" fo:margin-right="0cm" fo:margin-top="0cm" fo:margin-bottom="0.2cm" fo:text-align="center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cm" svg:height="12.5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012cm" svg:height="3.999cm" svg:x="0.5cm" svg:y="1.162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Name</text:p>
              </table:table-cell>
              <table:table-cell>
                <text:p text:style-name="P2">Wert</text:p>
              </table:table-cell>
            </table:table-row>
            <table:table-row table:style-name="ro1" table:default-cell-style-name="ce1">
              <table:table-cell>
                <text:p text:style-name="P2">ptr</text:p>
              </table:table-cell>
              <table:table-cell/>
            </table:table-row>
            <table:table-row table:style-name="ro1">
              <table:table-cell table:style-name="ce1">
                <text:p text:style-name="P2">len</text:p>
              </table:table-cell>
              <table:table-cell table:style-name="ce2">
                <text:p text:style-name="P3">5</text:p>
              </table:table-cell>
            </table:table-row>
            <table:table-row table:style-name="ro1">
              <table:table-cell table:style-name="ce1">
                <text:p text:style-name="P2">capacity</text:p>
              </table:table-cell>
              <table:table-cell table:style-name="ce2">
                <text:p text:style-name="P3">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.171cm" svg:height="0.962cm" svg:x="2.921cm" svg:y="0cm">
          <draw:text-box>
            <text:p>s1</text:p>
          </draw:text-box>
        </draw:frame>
        <draw:frame draw:style-name="standard" draw:layer="layout" svg:width="4.999cm" svg:height="5.999cm" svg:x="9.499cm" svg:y="3.161cm">
          <table:table table:template-name="default" table:use-first-row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3">Index</text:p>
              </table:table-cell>
              <table:table-cell>
                <text:p text:style-name="P3">Wert</text:p>
              </table:table-cell>
            </table:table-row>
            <table:table-row table:style-name="ro1" table:default-cell-style-name="ce2">
              <table:table-cell>
                <text:p text:style-name="P3">0</text:p>
              </table:table-cell>
              <table:table-cell>
                <text:p text:style-name="P3">H</text:p>
              </table:table-cell>
            </table:table-row>
            <table:table-row table:style-name="ro1" table:default-cell-style-name="ce2">
              <table:table-cell>
                <text:p text:style-name="P3">1</text:p>
              </table:table-cell>
              <table:table-cell>
                <text:p text:style-name="P3">a</text:p>
              </table:table-cell>
            </table:table-row>
            <table:table-row table:style-name="ro1" table:default-cell-style-name="ce2">
              <table:table-cell>
                <text:p text:style-name="P3">2</text:p>
              </table:table-cell>
              <table:table-cell>
                <text:p text:style-name="P3">l</text:p>
              </table:table-cell>
            </table:table-row>
            <table:table-row table:style-name="ro1" table:default-cell-style-name="ce2">
              <table:table-cell>
                <text:p text:style-name="P3">3</text:p>
              </table:table-cell>
              <table:table-cell>
                <text:p text:style-name="P3">l</text:p>
              </table:table-cell>
            </table:table-row>
            <table:table-row table:style-name="ro1" table:default-cell-style-name="ce2">
              <table:table-cell>
                <text:p text:style-name="P3">4</text:p>
              </table:table-cell>
              <table:table-cell>
                <text:p text:style-name="P3">o</text:p>
              </table:table-cell>
            </table:table-row>
          </table:table>
          <draw:image xlink:href="Pictures/TablePreview2.svm" xlink:type="simple" xlink:show="embed" xlink:actuate="onLoad"/>
        </draw:frame>
        <draw:path draw:style-name="gr3" draw:text-style-name="P5" draw:layer="layout" svg:width="4.647cm" svg:height="0.787cm" draw:transform="rotate (-0.566708408122559) translate (5.57775921765598cm 1.96577959793389cm)" svg:viewBox="0 0 4648 788" svg:d="M0 706c605 207 3106 38 4648-706">
          <text:p/>
        </draw:path>
        <draw:frame draw:style-name="standard" draw:layer="layout" svg:width="6.012cm" svg:height="3.999cm" svg:x="0.501cm" svg:y="8.164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Name</text:p>
              </table:table-cell>
              <table:table-cell>
                <text:p text:style-name="P2">Wert</text:p>
              </table:table-cell>
            </table:table-row>
            <table:table-row table:style-name="ro1" table:default-cell-style-name="ce1">
              <table:table-cell>
                <text:p text:style-name="P2">ptr</text:p>
              </table:table-cell>
              <table:table-cell/>
            </table:table-row>
            <table:table-row table:style-name="ro1">
              <table:table-cell table:style-name="ce1">
                <text:p text:style-name="P2">len</text:p>
              </table:table-cell>
              <table:table-cell table:style-name="ce2">
                <text:p text:style-name="P3">5</text:p>
              </table:table-cell>
            </table:table-row>
            <table:table-row table:style-name="ro1">
              <table:table-cell table:style-name="ce1">
                <text:p text:style-name="P2">capacity</text:p>
              </table:table-cell>
              <table:table-cell table:style-name="ce2">
                <text:p text:style-name="P3">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1.171cm" svg:height="0.962cm" svg:x="2.922cm" svg:y="7.002cm">
          <draw:text-box>
            <text:p>s2</text:p>
          </draw:text-box>
        </draw:frame>
        <draw:path draw:style-name="gr3" draw:text-style-name="P5" draw:layer="layout" svg:width="6.311cm" svg:height="2.029cm" draw:transform="skewX (-1.45362465339354E-016) rotate (-2.57505877839243) translate (10.5246411250201cm 6.47341707706756cm)" svg:viewBox="0 0 6312 2030" svg:d="M6312 0c-660 292-4717 2570-6312 1911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5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17T15:29:43.969822975</meta:creation-date>
    <dc:date>2023-02-18T09:24:27.127782910</dc:date>
    <meta:editing-duration>PT38M47S</meta:editing-duration>
    <meta:editing-cycles>12</meta:editing-cycles>
    <meta:generator>LibreOffice/7.0.4.2$Linux_X86_64 LibreOffice_project/00$Build-2</meta:generator>
    <meta:document-statistic meta:object-count="8"/>
  </office:meta>
</office:document-meta>
</file>